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5.549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4.49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H8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Simple Non-nested Commands</text:p>
          </table:table-cell>
          <table:table-cell table:style-name="ce2" table:number-columns-repeated="7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>
            <text:p>All Local Commands</text:p>
          </table:table-cell>
          <table:table-cell table:number-columns-repeated="7"/>
        </table:table-row>
        <table:table-row table:style-name="ro1">
          <table:table-cell table:style-name="ce4"/>
          <table:table-cell office:value-type="string">
            <text:p>Start DAO Timeout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No retries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5" office:value-type="string">
            <text:p>executeCommand()</text:p>
          </table:table-cell>
          <table:table-cell table:number-columns-repeated="6"/>
        </table:table-row>
        <table:table-row table:style-name="ro2">
          <table:table-cell table:style-name="ce4"/>
          <table:table-cell/>
          <table:table-cell table:style-name="ce5" office:value-type="string">
            <text:p>Local</text:p>
          </table:table-cell>
          <table:table-cell table:number-columns-repeated="2"/>
          <table:table-cell table:style-name="ce7" office:value-type="string">
            <text:p><text:span text:style-name="T1">reset() has CommandMetadata</text:span>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3" office:value-type="string">
            <text:p>All SendToPort Command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rt Retry loo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tart Rx Queue Timeou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executeCommand(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style-name="ce5" office:value-type="string">
            <text:p>SendToPort</text:p>
          </table:table-cell>
          <table:table-cell/>
          <table:table-cell office:value-type="string">
            <text:p>disco<text:span text:style-name="T1">verSerial() has CommandMetadata</text:span>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style-name="ce1" office:value-type="string">
            <text:p>BlockedDataCommands</text:p>
          </table:table-cell>
          <table:table-cell table:style-name="ce2" table:number-columns-repeated="7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>
            <text:p>getData()</text:p>
          </table:table-cell>
          <table:table-cell table:number-columns-repeated="7"/>
        </table:table-row>
        <table:table-row table:style-name="ro1">
          <table:table-cell table:style-name="ce5"/>
          <table:table-cell office:value-type="string">
            <text:p>Start Retry loop</text:p>
          </table:table-cell>
          <table:table-cell table:number-columns-repeated="6"/>
        </table:table-row>
        <table:table-row table:style-name="ro1">
          <table:table-cell table:style-name="ce5"/>
          <table:table-cell/>
          <table:table-cell office:value-type="string">
            <text:p>Restart Rx Queue Timeout</text:p>
          </table:table-cell>
          <table:table-cell table:number-columns-repeated="5"/>
        </table:table-row>
        <table:table-row table:style-name="ro1">
          <table:table-cell table:style-name="ce5"/>
          <table:table-cell/>
          <table:table-cell table:style-name="ce5" office:value-type="string">
            <text:p>getDataBlockCount()</text:p>
          </table:table-cell>
          <table:table-cell table:number-columns-repeated="5"/>
        </table:table-row>
        <table:table-row table:style-name="ro1">
          <table:table-cell table:style-name="ce5"/>
          <table:table-cell table:number-columns-repeated="2"/>
          <table:table-cell office:value-type="string">
            <text:p>Start BlockRead loop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3"/>
          <table:table-cell office:value-type="string">
            <text:p>Start Retry loop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4"/>
          <table:table-cell office:value-type="string">
            <text:p>Restart DAO Timeout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  <table:table-cell office:value-type="string">
            <text:p>Restart Rx Queue Timeout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  <table:table-cell table:style-name="ce5" office:value-type="string">
            <text:p>getDataBlock()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5"/>
          <table:table-cell table:style-name="ce5" office:value-type="string">
            <text:p>SendToPort</text:p>
          </table:table-cell>
          <table:table-cell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style-name="ce1" office:value-type="string">
            <text:p>SteppedDataCommands</text:p>
          </table:table-cell>
          <table:table-cell table:style-name="ce2" table:number-columns-repeated="7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>
            <text:p>getConfiguration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rt Module loo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estart DAO Timeou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getModuleConfiguration(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rt Retry loo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estart DAO Timeou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estart Rx Queue Timeout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7" office:value-type="string">
            <text:p><text:span text:style-name="T1">Has CommandMetadata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 office:value-type="string">
            <text:p>getConfigurationBlockCount(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Start BlockRead loo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tart Retry loop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Restart DAO Timeout</text:p>
          </table:table-cell>
        </table:table-row>
        <table:table-row table:style-name="ro1">
          <table:table-cell table:number-columns-repeated="7"/>
          <table:table-cell office:value-type="string">
            <text:p>Restart Rx Queue Timeout</text:p>
          </table:table-cell>
        </table:table-row>
        <table:table-row table:style-name="ro1">
          <table:table-cell table:number-columns-repeated="7"/>
          <table:table-cell table:style-name="ce5" office:value-type="string">
            <text:p>getConfigurationBlock(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>
            <text:p>captureSpectrum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rt Step loo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tart Commands loo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rt Retry loo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estart DAO Timeou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estart Rx Queue Timeou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 office:value-type="string">
            <text:p>do Step Comman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office:value-type="string">
            <text:p>Local OR SendToPor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>
            <text:p>setModuleConfiguration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rt BlockWrite loo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tart Retry loo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tart DAO Timeou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estart Rx Queue Timeou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>
            <text:p>setConfigurationBlock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SendToPor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ratedStaribusMultichannelData</text:p>
          </table:table-cell>
          <table:table-cell table:style-name="ce2" table:number-columns-repeated="7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>
            <text:p>captureRealtime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rt Capture loo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tart Retry loo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tart DAO Timeou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estart Rx Queue Timeou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>
            <text:p>getRealtimeData(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SendToPor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ratedDataCommands</text:p>
          </table:table-cell>
          <table:table-cell table:style-name="ce2" table:number-columns-repeated="7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>
            <text:p>captureContinuum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rt Count loo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tart Retry loo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tart DAO Timeou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estart Rx Queue Timeou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>
            <text:p>do Iterated Comman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SendToPor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table:style-name="ce2" table:number-columns-repeated="8"/>
        </table:table-row>
        <table:table-row table:style-name="ro3">
          <table:table-cell table:style-name="ce6" office:value-type="string">
            <text:p>ALL Timeout values taken from Command metadata (if present) or from DAO default in property DAO.Timeout.Default</text:p>
          </table:table-cell>
          <table:table-cell table:number-columns-repeated="7"/>
        </table:table-row>
        <table:table-row table:style-name="ro1">
          <table:table-cell table:style-name="ce2"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shadow="none" style:scale-to-pages="1" style:writing-mode="lr-tb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/10/2011</text:date>, <text:time>13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 T</meta:initial-creator>
    <meta:creation-date>2011-09-30T13:27:46.05</meta:creation-date>
    <meta:generator>OpenOffice.org/3.1$Win32 OpenOffice.org_project/310m11$Build-9399</meta:generator>
    <dc:date>2011-10-01T13:56:07.20</dc:date>
    <dc:creator>T T</dc:creator>
    <meta:editing-duration>PT01H26M01S</meta:editing-duration>
    <meta:editing-cycles>21</meta:editing-cycles>
    <meta:document-statistic meta:table-count="3" meta:cell-count="71" meta:object-count="0"/>
  </office:meta>
</office:document-meta>
</file>